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nux Libertine O" officeooo:rsid="0035cc64" officeooo:paragraph-rsid="004107b8"/>
    </style:style>
    <style:style style:name="P2" style:family="paragraph" style:parent-style-name="Standard">
      <style:text-properties style:font-name="Linux Libertine O" officeooo:rsid="0035cc64" officeooo:paragraph-rsid="003fff47"/>
    </style:style>
    <style:style style:name="P3" style:family="paragraph" style:parent-style-name="Standard">
      <style:text-properties style:font-name="Linux Libertine O" officeooo:rsid="004107b8" officeooo:paragraph-rsid="004107b8"/>
    </style:style>
    <style:style style:name="P4" style:family="paragraph" style:parent-style-name="Standard">
      <style:text-properties style:font-name="Linux Libertine O" officeooo:rsid="004107b8" officeooo:paragraph-rsid="004676e2"/>
    </style:style>
    <style:style style:name="P5" style:family="paragraph" style:parent-style-name="Standard">
      <style:text-properties style:font-name="Linux Libertine O" officeooo:rsid="0043f50f" officeooo:paragraph-rsid="0043f50f"/>
    </style:style>
    <style:style style:name="P6" style:family="paragraph" style:parent-style-name="Standard">
      <style:text-properties style:font-name="Linux Libertine O" officeooo:rsid="0043f50f" officeooo:paragraph-rsid="0045121a"/>
    </style:style>
    <style:style style:name="P7" style:family="paragraph" style:parent-style-name="Standard">
      <style:text-properties style:font-name="Linux Libertine O" officeooo:rsid="0043f50f" officeooo:paragraph-rsid="004e5fa1"/>
    </style:style>
    <style:style style:name="P8" style:family="paragraph" style:parent-style-name="Standard">
      <style:text-properties style:font-name="Linux Libertine O" officeooo:rsid="0045121a" officeooo:paragraph-rsid="0045121a"/>
    </style:style>
    <style:style style:name="P9" style:family="paragraph" style:parent-style-name="Standard">
      <style:text-properties style:font-name="Linux Libertine O" officeooo:rsid="0045121a" officeooo:paragraph-rsid="00461e13"/>
    </style:style>
    <style:style style:name="P10" style:family="paragraph" style:parent-style-name="Standard">
      <style:text-properties style:font-name="Linux Libertine O" officeooo:rsid="0045121a" officeooo:paragraph-rsid="00453a1c"/>
    </style:style>
    <style:style style:name="P11" style:family="paragraph" style:parent-style-name="Standard">
      <style:text-properties style:font-name="Linux Libertine O" officeooo:rsid="0045121a" officeooo:paragraph-rsid="004e5fa1"/>
    </style:style>
    <style:style style:name="P12" style:family="paragraph" style:parent-style-name="Heading">
      <style:text-properties style:font-name="Linux Libertine O" officeooo:rsid="00365ccf" officeooo:paragraph-rsid="004676e2"/>
    </style:style>
    <style:style style:name="P13" style:family="paragraph" style:parent-style-name="Standard">
      <style:text-properties style:font-name="Linux Libertine O" officeooo:rsid="004676e2" officeooo:paragraph-rsid="004676e2"/>
    </style:style>
    <style:style style:name="P14" style:family="paragraph" style:parent-style-name="Standard">
      <style:text-properties style:font-name="Linux Libertine O" officeooo:rsid="004676e2" officeooo:paragraph-rsid="004c2dc9"/>
    </style:style>
    <style:style style:name="P15" style:family="paragraph" style:parent-style-name="Standard">
      <style:text-properties style:font-name="Linux Libertine O" officeooo:rsid="004676e2" officeooo:paragraph-rsid="004e5fa1"/>
    </style:style>
    <style:style style:name="P16" style:family="paragraph" style:parent-style-name="Standard">
      <style:text-properties style:font-name="Linux Libertine O" officeooo:rsid="0047e48e" officeooo:paragraph-rsid="0047e48e"/>
    </style:style>
    <style:style style:name="P17" style:family="paragraph" style:parent-style-name="Standard">
      <style:text-properties style:font-name="Linux Libertine O" officeooo:rsid="0047e48e" officeooo:paragraph-rsid="0045121a"/>
    </style:style>
    <style:style style:name="P18" style:family="paragraph" style:parent-style-name="Standard">
      <style:text-properties style:font-name="Linux Libertine O" officeooo:rsid="00461e13" officeooo:paragraph-rsid="0045121a"/>
    </style:style>
    <style:style style:name="P19" style:family="paragraph" style:parent-style-name="Standard">
      <style:text-properties officeooo:paragraph-rsid="00453a1c"/>
    </style:style>
    <style:style style:name="P20" style:family="paragraph" style:parent-style-name="Heading">
      <style:text-properties officeooo:paragraph-rsid="003fff47"/>
    </style:style>
    <style:style style:name="P21" style:family="paragraph" style:parent-style-name="Heading_20_1">
      <style:text-properties officeooo:paragraph-rsid="003fff47"/>
    </style:style>
    <style:style style:name="T1" style:family="text">
      <style:text-properties fo:color="#3465a4" loext:opacity="100%" style:font-name="Linux Libertine O" fo:font-size="14pt" fo:font-weight="bold" style:font-name-asian="Noto Sans CJK SC Regular" style:font-size-asian="14pt" style:font-weight-asian="bold" style:font-name-complex="FreeSans1" style:font-size-complex="14pt" style:font-weight-complex="bold"/>
    </style:style>
    <style:style style:name="T2" style:family="text">
      <style:text-properties fo:color="#3465a4" loext:opacity="100%" style:font-name="Linux Libertine O" fo:font-size="14pt" fo:font-weight="bold" officeooo:rsid="0043f50f" style:font-name-asian="Noto Sans CJK SC Regular" style:font-size-asian="14pt" style:font-weight-asian="bold" style:font-name-complex="FreeSans1" style:font-size-complex="14pt" style:font-weight-complex="bold"/>
    </style:style>
    <style:style style:name="T3" style:family="text">
      <style:text-properties fo:color="#3465a4" loext:opacity="100%" style:font-name="Linux Libertine O" fo:font-size="14pt" fo:font-weight="bold" officeooo:rsid="004e5fa1" style:font-name-asian="Noto Sans CJK SC Regular" style:font-size-asian="14pt" style:font-weight-asian="bold" style:font-name-complex="FreeSans1" style:font-size-complex="14pt" style:font-weight-complex="bold"/>
    </style:style>
    <style:style style:name="T4" style:family="text">
      <style:text-properties fo:color="#3465a4" loext:opacity="100%" fo:font-size="14pt" fo:font-weight="bold" style:font-name-asian="Noto Sans CJK SC Regular" style:font-size-asian="14pt" style:font-weight-asian="bold" style:font-name-complex="FreeSans1" style:font-size-complex="14pt" style:font-weight-complex="bold"/>
    </style:style>
    <style:style style:name="T5" style:family="text">
      <style:text-properties fo:color="#3465a4" loext:opacity="100%" fo:font-size="14pt" fo:font-weight="bold" officeooo:rsid="0043f50f" style:font-name-asian="Noto Sans CJK SC Regular" style:font-size-asian="14pt" style:font-weight-asian="bold" style:font-name-complex="FreeSans1" style:font-size-complex="14pt" style:font-weight-complex="bold"/>
    </style:style>
    <style:style style:name="T6" style:family="text">
      <style:text-properties fo:color="#3465a4" loext:opacity="100%" fo:font-size="14pt" fo:font-weight="bold" officeooo:rsid="004676e2" style:font-name-asian="Noto Sans CJK SC Regular" style:font-size-asian="14pt" style:font-weight-asian="bold" style:font-name-complex="FreeSans1" style:font-size-complex="14pt" style:font-weight-complex="bold"/>
    </style:style>
    <style:style style:name="T7" style:family="text">
      <style:text-properties fo:color="#3465a4" loext:opacity="100%" fo:font-size="14pt" fo:font-weight="bold" officeooo:rsid="0047e48e" style:font-name-asian="Noto Sans CJK SC Regular" style:font-size-asian="14pt" style:font-weight-asian="bold" style:font-name-complex="FreeSans1" style:font-size-complex="14pt" style:font-weight-complex="bold"/>
    </style:style>
    <style:style style:name="T8" style:family="text">
      <style:text-properties style:font-name="Linux Libertine O" officeooo:rsid="004676e2"/>
    </style:style>
    <style:style style:name="T9" style:family="text">
      <style:text-properties style:font-name="Linux Libertine O" officeooo:rsid="0047e48e"/>
    </style:style>
    <style:style style:name="T10" style:family="text">
      <style:text-properties style:font-name="Linux Libertine O" officeooo:rsid="004ad669"/>
    </style:style>
    <style:style style:name="T11" style:family="text">
      <style:text-properties style:font-name="Linux Libertine O" officeooo:rsid="004c2dc9"/>
    </style:style>
    <style:style style:name="T12" style:family="text">
      <style:text-properties officeooo:rsid="0043f50f"/>
    </style:style>
    <style:style style:name="T13" style:family="text">
      <style:text-properties fo:color="#004586" loext:opacity="100%" style:font-name="Linux Libertine O" fo:font-size="18.2000007629395pt" fo:font-weight="bold" officeooo:rsid="0043f50f" style:font-name-asian="Noto Sans CJK SC Regular" style:font-size-asian="18.2000007629395pt" style:font-weight-asian="bold" style:font-name-complex="FreeSans1" style:font-size-complex="18.2000007629395pt" style:font-weight-complex="600"/>
    </style:style>
    <style:style style:name="T14" style:family="text">
      <style:text-properties fo:color="#004586" loext:opacity="100%" style:font-name="Linux Libertine O" fo:font-size="18.2000007629395pt" fo:font-weight="bold" officeooo:rsid="002e3001" style:font-name-asian="Noto Sans CJK SC Regular" style:font-size-asian="18.2000007629395pt" style:font-weight-asian="bold" style:font-name-complex="FreeSans1" style:font-size-complex="18.2000007629395pt" style:font-weight-complex="600"/>
    </style:style>
    <style:style style:name="T15" style:family="text">
      <style:text-properties fo:color="#004586" loext:opacity="100%" style:font-name="Linux Libertine O" fo:font-size="18.2000007629395pt" fo:font-weight="bold" officeooo:rsid="0045bccc" style:font-name-asian="Noto Sans CJK SC Regular" style:font-size-asian="18.2000007629395pt" style:font-weight-asian="bold" style:font-name-complex="FreeSans1" style:font-size-complex="18.2000007629395pt" style:font-weight-complex="600"/>
    </style:style>
    <style:style style:name="T16" style:family="text">
      <style:text-properties fo:color="#004586" loext:opacity="100%" style:font-name="Linux Libertine O" fo:font-size="18.2000007629395pt" fo:font-weight="bold" officeooo:rsid="004676e2" style:font-name-asian="Noto Sans CJK SC Regular" style:font-size-asian="18.2000007629395pt" style:font-weight-asian="bold" style:font-name-complex="FreeSans1" style:font-size-complex="18.2000007629395pt" style:font-weight-complex="600"/>
    </style:style>
    <style:style style:name="T17" style:family="text">
      <style:text-properties officeooo:rsid="004676e2"/>
    </style:style>
    <style:style style:name="T18" style:family="text">
      <style:text-properties officeooo:rsid="0047e48e"/>
    </style:style>
    <style:style style:name="T19" style:family="text">
      <style:text-properties officeooo:rsid="0048e9bd"/>
    </style:style>
    <style:style style:name="T20" style:family="text">
      <style:text-properties officeooo:rsid="004c2dc9"/>
    </style:style>
    <style:style style:name="T21" style:family="text">
      <style:text-properties officeooo:rsid="004fd8a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text:span text:style-name="T16">Ras el hanout chicken</text:span><text:span text:style-name="T13"> </text:span><text:span text:style-name="T14">(2 portions; 3</text:span><text:span text:style-name="T15">5</text:span><text:span text:style-name="T14">min)</text:span></text:h>
      <text:p text:style-name="P4"><text:span text:style-name="T19">Ad</text:span><text:span text:style-name="T17">apted from: </text:span><text:a xlink:type="simple" xlink:href="https://www.bbc.co.uk/food/recipes/ras-el-hanout_chicken_68989" text:style-name="Internet_20_link" text:visited-style-name="Visited_20_Internet_20_Link"><text:span text:style-name="T17">https://www.bbc.co.uk/food/recipes/ras-el-hanout_chicken_68989</text:span></text:a></text:p>
      <text:p text:style-name="P5"/>
      <text:p text:style-name="P20"><text:span text:style-name="T1">For </text:span><text:span text:style-name="T2">the </text:span><text:span text:style-name="T3">prep</text:span></text:p>
      <text:p text:style-name="P7"><text:span text:style-name="T17">320</text:span>g chicken breast <text:span text:style-name="T17">goujons</text:span></text:p>
      <text:p text:style-name="P13">½<text:span text:style-name="T20"> </text:span>tsp salt</text:p>
      <text:p text:style-name="P13">2 tsp olive oil</text:p>
      <text:p text:style-name="P15"><text:span text:style-name="T21">4</text:span> tsp ras el hanout</text:p>
      <text:p text:style-name="P5"/>
      <text:p text:style-name="P7"><text:span text:style-name="T17">3</text:span> large cloves garlic</text:p>
      <text:p text:style-name="P7">1 onion</text:p>
      <text:p text:style-name="P1"/>
      <text:p text:style-name="P1"/>
      <text:p text:style-name="P13">Trim the chicken <text:span text:style-name="T20">and</text:span> <text:span text:style-name="T20">mix in the salt, then </text:span>spoon on the oil and mix <text:span text:style-name="T20">again</text:span>. Add spices and mix again until eve<text:span text:style-name="T20">n</text:span>ly covered. Leave to one side while preparing the rest. Put the rice on.</text:p>
      <text:p text:style-name="P7"/>
      <text:p text:style-name="P11"><text:span text:style-name="T17">Dice the onion finely, </text:span><text:span text:style-name="T18">p</text:span>eel and roughly chop the garlic. </text:p>
      <text:p text:style-name="P13"/>
      <text:p text:style-name="P18"/>
      <text:p text:style-name="P12"><text:span text:style-name="T4">For </text:span><text:span text:style-name="T5">the </text:span><text:span text:style-name="T6">sauce</text:span><text:span text:style-name="T5"> </text:span><text:span text:style-name="T6">(optional </text:span><text:span text:style-name="T7">replacement for pomegranate molasses</text:span><text:span text:style-name="T6">)</text:span></text:p>
      <text:p text:style-name="P13"><text:span text:style-name="T20">4</text:span> tsp runny honey, or <text:span text:style-name="T20">2</text:span> heaped tsp set honey</text:p>
      <text:p text:style-name="P13"><text:span text:style-name="T20">2</text:span> tsp hot water</text:p>
      <text:p text:style-name="P13"><text:span text:style-name="T20">1-1½ </text:span>tsp balsamic vinegar</text:p>
      <text:p text:style-name="P13"/>
      <text:p text:style-name="P13">½ fresh lemon (<text:span text:style-name="T20">separate, </text:span>optional)</text:p>
      <text:p text:style-name="P13"/>
      <text:p text:style-name="P13"/>
      <text:p text:style-name="P14">In a small bowl, dissolve the honey in the water and add the balsamic vinegar. Mix well, and put on the table to serve. Lemon goes on table as well if you’re using it, to squeeze over <text:span text:style-name="T18">separately</text:span>.</text:p>
      <text:p text:style-name="P13"/>
      <text:p text:style-name="P13"/>
      <text:p text:style-name="P20"><text:span text:style-name="T1">For </text:span><text:span text:style-name="T2">the fry</text:span></text:p>
      <text:p text:style-name="P3"><text:span text:style-name="T21">5</text:span> tbsp olive oil (adjust as needed)</text:p>
      <text:p text:style-name="P13"><text:span text:style-name="T21">4</text:span> rounded tsp zaatar</text:p>
      <text:p text:style-name="P6">1<text:span text:style-name="T17">5</text:span>0g cherry <text:span text:style-name="T17">or baby plum</text:span> tomatoes</text:p>
      <text:p text:style-name="P2"/>
      <text:p text:style-name="P13"/>
      <text:p text:style-name="P9"><text:span text:style-name="T18">Heat the oil</text:span><text:span text:style-name="T17">, a</text:span>dd the <text:span text:style-name="T17">chicken and fry for a minute </text:span><text:span text:style-name="T18">on high heat</text:span><text:span text:style-name="T17"> until sealed, </text:span><text:span text:style-name="T20">then turn.</text:span></text:p>
      <text:p text:style-name="P8"/>
      <text:p text:style-name="P19"><text:span text:style-name="T11">Tilt the pan and spoon some of the oil into a separate frying pan. Ad</text:span><text:span text:style-name="T8">d the zaatar and fry for 30 seconds, mixing into the oil immediately. </text:span><text:span text:style-name="T9">A</text:span><text:span text:style-name="T8">dd the diced onion and garlic and mix again. </text:span><text:span text:style-name="T10">Add more oil if it’s sticking rather than moving loosely. </text:span><text:span text:style-name="T11">Cook for 4-5 minutes, stirring occasionally.</text:span></text:p>
      <text:p text:style-name="P10"/>
      <text:p text:style-name="P17">Halve the little tomatoes and <text:span text:style-name="T20">mix into</text:span> the onions. <text:span text:style-name="T20">Turn the chicken</text:span> and leave for another <text:span text:style-name="T20">4-</text:span>5 min.</text:p>
      <text:p text:style-name="P8"/>
      <text:p text:style-name="P16">Serve the rice <text:span text:style-name="T20">with the onions and </text:span>chicken on the side. Rinse the pan with a few tbsp hot water to make a little sauce and pour over the ri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3:41:09.314438554</meta:creation-date>
    <dc:date>2025-04-14T18:15:54.148570482</dc:date>
    <meta:editing-duration>PT2H10M29S</meta:editing-duration>
    <meta:editing-cycles>51</meta:editing-cycles>
    <meta:generator>LibreOffice/7.3.7.2$Linux_X86_64 LibreOffice_project/30$Build-2</meta:generator>
    <meta:document-statistic meta:table-count="0" meta:image-count="0" meta:object-count="0" meta:page-count="1" meta:paragraph-count="25" meta:word-count="289" meta:character-count="1555" meta:non-whitespace-character-count="1291"/>
  </office:meta>
</office:document-meta>
</file>